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Source.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Source.cancel( OutputStream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DAVSource.getChild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ebDAVSource.setSourceProperty( SourceProperty source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DAV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Source.WebDAVSource( WebdavResource resource , HttpURL url ,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Source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Source.resourcesToXml( WebdavResource [ ]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getChild( String chi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Source.getSourceProperty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DAVSource.canCancel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DAVSource.newWebDAVSource( HttpURL url ,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initResource( int action , int dep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WebDAVSource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Sourc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Source.remove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Source.ge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Source.getPar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DAVSourceOutputStream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SourceOutputStream.ca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Source.getSecur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Source.getConten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Source.move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Source.newWebDAVSource( WebdavResource resource , HttpURL url ,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OutputStream.WebDAVSourceOutputStream( WebDAV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DAV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copy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Source.getSource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DAVSource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Source.resourcesToSax( WebdavResource [ ] resources , ContentHandler hand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WebDAVSource.WebDAVSource( HttpURL url , String protoc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DAVSource.makeCollec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ebDAV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